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12" draw:textarea-horizontal-align="center" draw:textarea-vertical-align="middle"/>
    </style:style>
    <style:style style:name="gr2" style:family="graphic" style:parent-style-name="standard">
      <style:graphic-properties draw:fill="gradient" draw:fill-gradient-name="Gradient_20_10" draw:textarea-horizontal-align="center" draw:textarea-vertical-align="middle"/>
    </style:style>
    <style:style style:name="gr3" style:family="graphic" style:parent-style-name="standard">
      <style:graphic-properties draw:fill="gradient" draw:fill-gradient-name="Gradient_20_7" draw:textarea-horizontal-align="center" draw:textarea-vertical-align="middle"/>
    </style:style>
    <style:style style:name="gr4" style:family="graphic" style:parent-style-name="standard">
      <style:graphic-properties draw:stroke="solid" svg:stroke-color="#000000" draw:fill="solid" draw:fill-color="#ffff66" draw:textarea-horizontal-align="left" draw:auto-grow-height="true" draw:auto-grow-width="false" fo:min-height="0.384cm" fo:min-width="1.707cm" draw:shadow-offset-x="0.305cm" draw:shadow-offset-y="0.305cm"/>
    </style:style>
    <style:style style:name="gr5" style:family="graphic" style:parent-style-name="objectwithoutfill">
      <style:graphic-properties draw:stroke="none" draw:stroke-dash="Ultrafine_20_Dashed" draw:fill="solid" draw:fill-color="#e6ff00" draw:fill-gradient-name="Linear_20_yellow_2f_brown" draw:opacity="100%" draw:textarea-horizontal-align="center" draw:textarea-vertical-align="middle" draw:shadow-offset-x="0.305cm" draw:shadow-offset-y="0.305cm" draw:shadow-opacity="100%"/>
    </style:style>
    <style:style style:name="gr6" style:family="graphic" style:parent-style-name="standard">
      <style:graphic-properties draw:fill="gradient" draw:fill-gradient-name="Yellow_2f_Green_20_4" draw:textarea-horizontal-align="center" draw:textarea-vertical-align="middle"/>
    </style:style>
    <style:style style:name="gr7" style:family="graphic" style:parent-style-name="standard">
      <style:graphic-properties draw:fill="gradient" draw:fill-color="#94bd5e" draw:fill-gradient-name="Green_2f_Yellow_20_3" draw:opacity="100%" draw:textarea-horizontal-align="center" draw:textarea-vertical-align="middle" draw:shadow-opacity="100%"/>
    </style:style>
    <style:style style:name="gr8" style:family="graphic" style:parent-style-name="standard">
      <style:graphic-properties draw:fill="gradient" draw:fill-color="#33cc66" draw:fill-gradient-name="Yellow_2f_Green_20_2" draw:opacity="100%" draw:textarea-horizontal-align="center" draw:textarea-vertical-align="middle" draw:shadow-opacity="100%"/>
    </style:style>
    <style:style style:name="gr9" style:family="graphic" style:parent-style-name="standard">
      <style:graphic-properties draw:fill="gradient" draw:fill-color="#008000" draw:fill-gradient-name="Green_2f_Yellow_20_1" draw:opacity="100%" draw:textarea-horizontal-align="center" draw:textarea-vertical-align="middle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5cm" fo:min-width="2.1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6cm" fo:min-width="1.5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8cm" fo:min-width="1.21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1cm" fo:min-width="1.21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1cm" fo:min-width="1.079cm"/>
    </style:style>
    <style:style style:name="gr15" style:family="graphic" style:parent-style-name="standard">
      <style:graphic-properties draw:fill="gradient" draw:fill-gradient-name="Gradient_20_13" draw:textarea-horizontal-align="center" draw:textarea-vertical-align="middle"/>
    </style:style>
    <style:style style:name="gr16" style:family="graphic" style:parent-style-name="standard">
      <style:graphic-properties draw:fill="gradient" draw:fill-color="#94bd5e" draw:fill-gradient-name="Gradient_20_10" draw:opacity="100%" draw:textarea-horizontal-align="center" draw:textarea-vertical-align="middle" draw:shadow-opacity="100%"/>
    </style:style>
    <style:style style:name="gr17" style:family="graphic" style:parent-style-name="standard">
      <style:graphic-properties draw:fill="gradient" draw:fill-color="#33cc66" draw:fill-gradient-name="Gradient_20_14" draw:opacity="100%" draw:textarea-horizontal-align="center" draw:textarea-vertical-align="middle" draw:shadow-opacity="100%"/>
    </style:style>
    <style:style style:name="gr18" style:family="graphic" style:parent-style-name="standard">
      <style:graphic-properties draw:fill="gradient" draw:fill-color="#008000" draw:fill-gradient-name="Gradient_20_15" draw:opacity="100%" draw:textarea-horizontal-align="center" draw:textarea-vertical-align="middle" draw:shadow-opacity="100%"/>
    </style:style>
    <style:style style:name="gr19" style:family="graphic" style:parent-style-name="standard">
      <style:graphic-properties draw:stroke="none" draw:fill-color="#ffffff" draw:opacity="50%" draw:textarea-horizontal-align="center" draw:textarea-vertical-align="middle" draw:shadow-opacity="5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2.92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1.61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1.619cm"/>
    </style:style>
    <style:style style:name="gr23" style:family="graphic" style:parent-style-name="objectwithoutfill">
      <style:graphic-properties draw:stroke="none" draw:stroke-dash="Ultrafine_20_Dashed" draw:fill="solid" draw:fill-color="#ffffff" draw:fill-gradient-name="Linear_20_yellow_2f_brown" draw:opacity="50%" draw:textarea-horizontal-align="center" draw:textarea-vertical-align="middle" draw:shadow-offset-x="0.305cm" draw:shadow-offset-y="0.305cm" draw:shadow-opacity="50%"/>
    </style:style>
    <style:style style:name="gr24" style:family="graphic" style:parent-style-name="standard">
      <style:graphic-properties draw:stroke="none" draw:fill-color="#ffffff" draw:opacity="50%" draw:textarea-horizontal-align="center" draw:textarea-vertical-align="middle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0pt" fo:font-weight="bold"/>
    </style:style>
    <style:style style:name="P5" style:family="paragraph">
      <style:paragraph-properties fo:margin-left="0cm" fo:margin-right="0cm" fo:text-indent="0cm"/>
      <style:text-properties fo:font-size="10.5pt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10.5pt" fo:font-weight="bold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9" style:family="paragraph">
      <style:paragraph-properties fo:margin-left="0cm" fo:margin-right="0cm" fo:text-indent="0cm"/>
      <style:text-properties fo:font-size="14pt"/>
    </style:style>
    <style:style style:name="P10" style:family="paragraph">
      <style:paragraph-properties fo:margin-left="0cm" fo:margin-right="0cm" fo:text-indent="0cm"/>
      <style:text-properties fo:font-family="Arial" style:font-family-generic="swiss" style:font-pitch="variable" fo:font-size="14pt" fo:font-weight="bold"/>
    </style:style>
    <style:style style:name="T1" style:family="text">
      <style:text-properties fo:font-weight="bold"/>
    </style:style>
    <style:style style:name="T2" style:family="text">
      <style:text-properties fo:font-family="Arial" style:font-family-generic="swiss" style:font-pitch="variable" fo:font-size="10pt" fo:font-weight="bold"/>
    </style:style>
    <style:style style:name="T3" style:family="text">
      <style:text-properties fo:font-family="Arial" style:font-family-generic="swiss" style:font-pitch="variable" fo:font-size="10.5pt" fo:font-weight="bold"/>
    </style:style>
    <style:style style:name="T4" style:family="text">
      <style:text-properties fo:font-family="Arial" style:font-family-generic="swiss" style:font-pitch="variable" fo:font-size="12pt" fo:font-weight="bold"/>
    </style:style>
    <style:style style:name="T5" style:family="text">
      <style:text-properties fo:font-family="Arial" style:font-family-generic="swiss" style:font-pitch="variable"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6.985cm" svg:height="17.164cm" svg:x="19.406cm" svg:y="0.931cm">
          <text:p text:style-name="P3"/>
        </draw:rect>
        <draw:rect draw:style-name="gr2" draw:text-style-name="P1" draw:layer="layout" svg:width="5.715cm" svg:height="2.463cm" svg:x="20.041cm" svg:y="1.566cm">
          <text:p text:style-name="P3"/>
        </draw:rect>
        <draw:rect draw:style-name="gr2" draw:text-style-name="P1" draw:layer="layout" svg:width="5.715cm" svg:height="10.795cm" svg:x="20.041cm" svg:y="6.569cm">
          <text:p text:style-name="P3"/>
        </draw:rect>
        <draw:rect draw:style-name="gr3" draw:text-style-name="P1" draw:layer="layout" svg:width="17.751cm" svg:height="17.145cm" svg:x="1.347cm" svg:y="0.931cm">
          <text:p text:style-name="P3"/>
        </draw:rect>
        <draw:rect draw:style-name="gr3" draw:text-style-name="P1" draw:layer="layout" svg:width="17.145cm" svg:height="3.175cm" svg:x="1.626cm" svg:y="1.566cm">
          <text:p text:style-name="P3"/>
        </draw:rect>
        <draw:rect draw:style-name="gr3" draw:text-style-name="P1" draw:layer="layout" svg:width="17.145cm" svg:height="10.795cm" svg:x="1.626cm" svg:y="6.646cm">
          <text:p text:style-name="P3"/>
        </draw:rect>
        <draw:frame draw:style-name="gr4" draw:text-style-name="P2" draw:layer="layout" svg:width="3.465cm" svg:height="0.962cm" svg:x="7.976cm" svg:y="5.049cm">
          <draw:text-box>
            <text:p text:style-name="P2"><text:span text:style-name="T1">Project <text:s/>A</text:span></text:p>
          </draw:text-box>
        </draw:frame>
        <draw:path draw:style-name="gr5" draw:text-style-name="P1" draw:layer="layout" svg:width="18.368cm" svg:height="6.78cm" svg:x="1.673cm" svg:y="10.403cm" svg:viewBox="0 0 18369 6781" svg:d="m18368 53c0 0-427 0-1270 0-635 0-1276-121-1905 0-881 169-3266 469-4069 870-1270 635-10589-30-10896 385-409 553-157 4187-121 4450 37 266-21 404 97 649 140 290 6477 417 6782 361 316-59 9099-12 9405-120 285-101 293 47 505-168 205-208 202-1169 202-1804 0-327-59-2781-335-3055-300-298 522-485 970-933z">
          <text:p text:style-name="P3"/>
        </draw:path>
        <draw:rect draw:style-name="gr6" draw:text-style-name="P1" draw:layer="layout" svg:width="13.925cm" svg:height="4.445cm" svg:x="1.926cm" svg:y="12.396cm">
          <text:p text:style-name="P3"/>
        </draw:rect>
        <draw:rect draw:style-name="gr7" draw:text-style-name="P1" draw:layer="layout" svg:width="8.21cm" svg:height="2.54cm" svg:x="2.606cm" svg:y="13.666cm">
          <text:p text:style-name="P3"/>
        </draw:rect>
        <draw:rect draw:style-name="gr8" draw:text-style-name="P1" draw:layer="layout" svg:width="3.381cm" svg:height="1.27cm" svg:x="6.952cm" svg:y="14.601cm">
          <text:p text:style-name="P3"/>
        </draw:rect>
        <draw:rect draw:style-name="gr9" draw:text-style-name="P1" draw:layer="layout" svg:width="0.753cm" svg:height="0.356cm" svg:x="7.165cm" svg:y="15.28cm">
          <text:p text:style-name="P3"/>
        </draw:rect>
        <draw:rect draw:style-name="gr9" draw:text-style-name="P1" draw:layer="layout" svg:width="0.754cm" svg:height="0.356cm" svg:x="8.23cm" svg:y="15.28cm">
          <text:p text:style-name="P3"/>
        </draw:rect>
        <draw:rect draw:style-name="gr9" draw:text-style-name="P1" draw:layer="layout" svg:width="0.753cm" svg:height="0.356cm" svg:x="9.296cm" svg:y="15.28cm">
          <text:p text:style-name="P3"/>
        </draw:rect>
        <draw:frame draw:style-name="gr10" draw:text-style-name="P4" draw:layer="layout" svg:width="3.175cm" svg:height="0.645cm" svg:x="7.351cm" svg:y="14.701cm">
          <draw:text-box>
            <text:p text:style-name="P3"><text:span text:style-name="T2">Acquisitions</text:span></text:p>
          </draw:text-box>
        </draw:frame>
        <draw:rect draw:style-name="gr8" draw:text-style-name="P1" draw:layer="layout" svg:width="3.381cm" svg:height="1.27cm" svg:x="3.089cm" svg:y="14.601cm">
          <text:p text:style-name="P3"/>
        </draw:rect>
        <draw:rect draw:style-name="gr9" draw:text-style-name="P1" draw:layer="layout" svg:width="0.754cm" svg:height="0.356cm" svg:x="3.301cm" svg:y="15.28cm">
          <text:p text:style-name="P3"/>
        </draw:rect>
        <draw:rect draw:style-name="gr9" draw:text-style-name="P1" draw:layer="layout" svg:width="0.753cm" svg:height="0.356cm" svg:x="4.367cm" svg:y="15.28cm">
          <text:p text:style-name="P3"/>
        </draw:rect>
        <draw:rect draw:style-name="gr9" draw:text-style-name="P1" draw:layer="layout" svg:width="0.754cm" svg:height="0.356cm" svg:x="5.432cm" svg:y="15.28cm">
          <text:p text:style-name="P3"/>
        </draw:rect>
        <draw:frame draw:style-name="gr10" draw:text-style-name="P4" draw:layer="layout" svg:width="2.656cm" svg:height="0.645cm" svg:x="3.46cm" svg:y="14.701cm">
          <draw:text-box>
            <text:p text:style-name="P3"><text:span text:style-name="T2">Acquisitions</text:span></text:p>
          </draw:text-box>
        </draw:frame>
        <draw:frame draw:style-name="gr11" draw:text-style-name="P6" draw:layer="layout" svg:width="4.097cm" svg:height="0.662cm" svg:x="2.909cm" svg:y="14.066cm">
          <draw:text-box>
            <text:p text:style-name="P5"><text:span text:style-name="T3">Episode – task run 1</text:span></text:p>
          </draw:text-box>
        </draw:frame>
        <draw:frame draw:style-name="gr12" draw:text-style-name="P8" draw:layer="layout" svg:width="3.175cm" svg:height="0.725cm" svg:x="2.361cm" svg:y="13.041cm">
          <draw:text-box>
            <text:p text:style-name="P7"><text:span text:style-name="T4">Study – MR</text:span></text:p>
          </draw:text-box>
        </draw:frame>
        <draw:rect draw:style-name="gr7" draw:text-style-name="P1" draw:layer="layout" svg:width="3.81cm" svg:height="2.54cm" svg:x="11.451cm" svg:y="13.666cm">
          <text:p text:style-name="P3"/>
        </draw:rect>
        <draw:rect draw:style-name="gr8" draw:text-style-name="P1" draw:layer="layout" svg:width="1.569cm" svg:height="1.27cm" svg:x="13.468cm" svg:y="14.601cm">
          <text:p text:style-name="P3"/>
        </draw:rect>
        <draw:rect draw:style-name="gr9" draw:text-style-name="P1" draw:layer="layout" svg:width="0.349cm" svg:height="0.356cm" svg:x="13.567cm" svg:y="15.28cm">
          <text:p text:style-name="P3"/>
        </draw:rect>
        <draw:rect draw:style-name="gr9" draw:text-style-name="P1" draw:layer="layout" svg:width="0.35cm" svg:height="0.356cm" svg:x="14.061cm" svg:y="15.28cm">
          <text:p text:style-name="P3"/>
        </draw:rect>
        <draw:rect draw:style-name="gr9" draw:text-style-name="P1" draw:layer="layout" svg:width="0.349cm" svg:height="0.356cm" svg:x="14.556cm" svg:y="15.28cm">
          <text:p text:style-name="P3"/>
        </draw:rect>
        <draw:rect draw:style-name="gr8" draw:text-style-name="P1" draw:layer="layout" svg:width="1.569cm" svg:height="1.27cm" svg:x="11.675cm" svg:y="14.601cm">
          <text:p text:style-name="P3"/>
        </draw:rect>
        <draw:rect draw:style-name="gr9" draw:text-style-name="P1" draw:layer="layout" svg:width="0.349cm" svg:height="0.356cm" svg:x="11.774cm" svg:y="15.28cm">
          <text:p text:style-name="P3"/>
        </draw:rect>
        <draw:rect draw:style-name="gr9" draw:text-style-name="P1" draw:layer="layout" svg:width="0.35cm" svg:height="0.356cm" svg:x="12.268cm" svg:y="15.28cm">
          <text:p text:style-name="P3"/>
        </draw:rect>
        <draw:rect draw:style-name="gr9" draw:text-style-name="P1" draw:layer="layout" svg:width="0.35cm" svg:height="0.356cm" svg:x="12.762cm" svg:y="15.28cm">
          <text:p text:style-name="P3"/>
        </draw:rect>
        <draw:frame draw:style-name="gr11" draw:text-style-name="P6" draw:layer="layout" svg:width="4.097cm" svg:height="0.662cm" svg:x="6.706cm" svg:y="14.074cm">
          <draw:text-box>
            <text:p text:style-name="P5"><text:span text:style-name="T3">Episode – task run 2</text:span></text:p>
          </draw:text-box>
        </draw:frame>
        <draw:frame draw:style-name="gr13" draw:text-style-name="P8" draw:layer="layout" svg:width="4.445cm" svg:height="1.199cm" svg:x="11.251cm" svg:y="12.541cm">
          <draw:text-box>
            <text:p text:style-name="P7"><text:span text:style-name="T4">Study –</text:span></text:p>
            <text:p text:style-name="P7"><text:span text:style-name="T4">Clinical interview</text:span></text:p>
          </draw:text-box>
        </draw:frame>
        <draw:frame draw:style-name="gr14" draw:text-style-name="P10" draw:layer="layout" svg:width="2.105cm" svg:height="0.806cm" svg:x="16.331cm" svg:y="11.69cm">
          <draw:text-box>
            <text:p text:style-name="P9"><text:span text:style-name="T5">Visit <text:s/>2</text:span></text:p>
          </draw:text-box>
        </draw:frame>
        <draw:rect draw:style-name="gr6" draw:text-style-name="P1" draw:layer="layout" svg:width="1.905cm" svg:height="4.445cm" svg:x="16.531cm" svg:y="12.396cm">
          <text:p text:style-name="P3"/>
        </draw:rect>
        <draw:rect draw:style-name="gr7" draw:text-style-name="P1" draw:layer="layout" svg:width="1.251cm" svg:height="2.54cm" svg:x="16.873cm" svg:y="13.666cm">
          <text:p text:style-name="P3"/>
        </draw:rect>
        <draw:rect draw:style-name="gr8" draw:text-style-name="P1" draw:layer="layout" svg:width="0.635cm" svg:height="1.27cm" svg:x="17.166cm" svg:y="14.59cm">
          <text:p text:style-name="P3"/>
        </draw:rect>
        <draw:rect draw:style-name="gr9" draw:text-style-name="P1" draw:layer="layout" svg:width="0.35cm" svg:height="0.356cm" svg:x="17.314cm" svg:y="15.287cm">
          <text:p text:style-name="P3"/>
        </draw:rect>
        <draw:rect draw:style-name="gr9" draw:text-style-name="P1" draw:layer="layout" svg:width="0.35cm" svg:height="0.356cm" svg:x="17.314cm" svg:y="14.787cm">
          <text:p text:style-name="P3"/>
        </draw:rect>
        <draw:path draw:style-name="gr5" draw:text-style-name="P1" draw:layer="layout" svg:width="8.725cm" svg:height="6.538cm" svg:x="17.495cm" svg:y="10.335cm" svg:viewBox="0 0 8726 6539" svg:d="m6 121c-137-275 2247 0 2540 0 284 0 1696 331 2499 732 1270 635 2963 680 3366 1004 299 241 562 3695-73 4330-449 449-4216 392-4522 284-285-101-1106 101-1443-501-159-285 173-3944 0-4329-162-361-1097-250-1732-250z">
          <text:p text:style-name="P3"/>
        </draw:path>
        <draw:frame draw:style-name="gr14" draw:text-style-name="P10" draw:layer="layout" svg:width="2.105cm" svg:height="0.806cm" svg:x="2.061cm" svg:y="11.555cm">
          <draw:text-box>
            <text:p text:style-name="P9"><text:span text:style-name="T5">Visit <text:s/>1</text:span></text:p>
          </draw:text-box>
        </draw:frame>
        <draw:rect draw:style-name="gr15" draw:text-style-name="P1" draw:layer="layout" svg:width="1.905cm" svg:height="3.223cm" svg:x="20.841cm" svg:y="13.275cm">
          <text:p text:style-name="P3"/>
        </draw:rect>
        <draw:rect draw:style-name="gr16" draw:text-style-name="P1" draw:layer="layout" svg:width="1.251cm" svg:height="2.54cm" svg:x="21.183cm" svg:y="13.631cm">
          <text:p text:style-name="P3"/>
        </draw:rect>
        <draw:rect draw:style-name="gr17" draw:text-style-name="P1" draw:layer="layout" svg:width="0.635cm" svg:height="1.27cm" svg:x="21.476cm" svg:y="14.555cm">
          <text:p text:style-name="P3"/>
        </draw:rect>
        <draw:rect draw:style-name="gr18" draw:text-style-name="P1" draw:layer="layout" svg:width="0.35cm" svg:height="0.356cm" svg:x="21.624cm" svg:y="15.252cm">
          <text:p text:style-name="P3"/>
        </draw:rect>
        <draw:rect draw:style-name="gr18" draw:text-style-name="P1" draw:layer="layout" svg:width="0.35cm" svg:height="0.356cm" svg:x="21.624cm" svg:y="14.752cm">
          <text:p text:style-name="P3"/>
        </draw:rect>
        <draw:rect draw:style-name="gr15" draw:text-style-name="P1" draw:layer="layout" svg:width="1.905cm" svg:height="3.223cm" svg:x="23.142cm" svg:y="13.276cm">
          <text:p text:style-name="P3"/>
        </draw:rect>
        <draw:rect draw:style-name="gr16" draw:text-style-name="P1" draw:layer="layout" svg:width="1.251cm" svg:height="2.54cm" svg:x="23.484cm" svg:y="13.632cm">
          <text:p text:style-name="P3"/>
        </draw:rect>
        <draw:rect draw:style-name="gr17" draw:text-style-name="P1" draw:layer="layout" svg:width="0.635cm" svg:height="1.27cm" svg:x="23.777cm" svg:y="14.556cm">
          <text:p text:style-name="P3"/>
        </draw:rect>
        <draw:rect draw:style-name="gr18" draw:text-style-name="P1" draw:layer="layout" svg:width="0.381cm" svg:height="0.432cm" svg:x="23.903cm" svg:y="15.216cm">
          <text:p text:style-name="P3"/>
        </draw:rect>
        <draw:rect draw:style-name="gr18" draw:text-style-name="P1" draw:layer="layout" svg:width="0.35cm" svg:height="0.356cm" svg:x="23.925cm" svg:y="14.753cm">
          <text:p text:style-name="P3"/>
        </draw:rect>
        <draw:frame draw:style-name="gr4" draw:text-style-name="P2" draw:layer="layout" svg:width="3.465cm" svg:height="0.962cm" svg:x="21.021cm" svg:y="4.741cm">
          <draw:text-box>
            <text:p text:style-name="P2"><text:span text:style-name="T1">Project <text:s/>B</text:span></text:p>
          </draw:text-box>
        </draw:frame>
        <draw:rect draw:style-name="gr19" draw:text-style-name="P1" draw:layer="layout" svg:width="7.359cm" svg:height="17.376cm" svg:x="19.243cm" svg:y="0.719cm">
          <text:p text:style-name="P3"/>
        </draw:rect>
        <draw:frame draw:style-name="gr20" draw:text-style-name="P2" draw:layer="layout" svg:width="5.379cm" svg:height="0.962cm" svg:x="1.962cm" svg:y="6.954cm">
          <draw:text-box>
            <text:p text:style-name="P2"><text:span text:style-name="T1">Subject group X</text:span></text:p>
          </draw:text-box>
        </draw:frame>
        <draw:frame draw:style-name="gr21" draw:text-style-name="P2" draw:layer="layout" svg:width="3.326cm" svg:height="0.962cm" svg:x="16.715cm" svg:y="10.456cm">
          <draw:text-box>
            <text:p text:style-name="P2"><text:span text:style-name="T1">Subject 1</text:span></text:p>
          </draw:text-box>
        </draw:frame>
        <draw:frame draw:style-name="gr20" draw:text-style-name="P2" draw:layer="layout" svg:width="5.379cm" svg:height="0.962cm" svg:x="1.962cm" svg:y="2.836cm">
          <draw:text-box>
            <text:p text:style-name="P2"><text:span text:style-name="T1">Subject group Y</text:span></text:p>
          </draw:text-box>
        </draw:frame>
        <draw:path draw:style-name="gr5" draw:text-style-name="P1" draw:layer="layout" svg:width="10.745cm" svg:height="3.324cm" svg:x="1.928cm" svg:y="7.916cm" svg:viewBox="0 0 10746 3325" svg:d="m333 0c-686 0-118 2930 0 3175 140 290 9854 108 10160 0 285-101 387-3175 0-3175z">
          <text:p text:style-name="P3"/>
        </draw:path>
        <draw:frame draw:style-name="gr22" draw:text-style-name="P2" draw:layer="layout" svg:width="3.326cm" svg:height="0.962cm" svg:x="2.745cm" svg:y="8.859cm">
          <draw:text-box>
            <text:p text:style-name="P2"><text:span text:style-name="T1">Subject 2</text:span></text:p>
          </draw:text-box>
        </draw:frame>
        <draw:rect draw:style-name="gr6" draw:text-style-name="P1" draw:layer="layout" svg:width="1.905cm" svg:height="3.223cm" svg:x="9.246cm" svg:y="7.933cm">
          <text:p text:style-name="P3"/>
        </draw:rect>
        <draw:rect draw:style-name="gr7" draw:text-style-name="P1" draw:layer="layout" svg:width="1.251cm" svg:height="2.54cm" svg:x="9.588cm" svg:y="8.289cm">
          <text:p text:style-name="P3"/>
        </draw:rect>
        <draw:rect draw:style-name="gr8" draw:text-style-name="P1" draw:layer="layout" svg:width="0.635cm" svg:height="1.27cm" svg:x="9.881cm" svg:y="9.213cm">
          <text:p text:style-name="P3"/>
        </draw:rect>
        <draw:rect draw:style-name="gr9" draw:text-style-name="P1" draw:layer="layout" svg:width="0.35cm" svg:height="0.356cm" svg:x="10.029cm" svg:y="9.91cm">
          <text:p text:style-name="P3"/>
        </draw:rect>
        <draw:rect draw:style-name="gr9" draw:text-style-name="P1" draw:layer="layout" svg:width="0.35cm" svg:height="0.356cm" svg:x="10.029cm" svg:y="9.41cm">
          <text:p text:style-name="P3"/>
        </draw:rect>
        <draw:rect draw:style-name="gr6" draw:text-style-name="P1" draw:layer="layout" svg:width="1.905cm" svg:height="3.223cm" svg:x="6.706cm" svg:y="7.94cm">
          <text:p text:style-name="P3"/>
        </draw:rect>
        <draw:rect draw:style-name="gr7" draw:text-style-name="P1" draw:layer="layout" svg:width="1.251cm" svg:height="2.54cm" svg:x="7.048cm" svg:y="8.296cm">
          <text:p text:style-name="P3"/>
        </draw:rect>
        <draw:rect draw:style-name="gr8" draw:text-style-name="P1" draw:layer="layout" svg:width="0.635cm" svg:height="1.27cm" svg:x="7.341cm" svg:y="9.22cm">
          <text:p text:style-name="P3"/>
        </draw:rect>
        <draw:rect draw:style-name="gr9" draw:text-style-name="P1" draw:layer="layout" svg:width="0.35cm" svg:height="0.356cm" svg:x="7.489cm" svg:y="9.917cm">
          <text:p text:style-name="P3"/>
        </draw:rect>
        <draw:rect draw:style-name="gr9" draw:text-style-name="P1" draw:layer="layout" svg:width="0.35cm" svg:height="0.356cm" svg:x="7.489cm" svg:y="9.417cm">
          <text:p text:style-name="P3"/>
        </draw:rect>
        <draw:path draw:style-name="gr23" draw:text-style-name="P1" draw:layer="layout" svg:width="10.745cm" svg:height="3.324cm" svg:x="1.929cm" svg:y="7.916cm" svg:viewBox="0 0 10746 3325" svg:d="m333 0c-686 0-118 2930 0 3175 140 290 9854 108 10160 0 285-101 387-3175 0-3175z">
          <text:p text:style-name="P3"/>
        </draw:path>
        <draw:path draw:style-name="gr5" draw:text-style-name="P1" draw:layer="layout" svg:width="7.586cm" svg:height="2.786cm" svg:x="10.146cm" svg:y="1.825cm" svg:viewBox="0 0 7587 2787" svg:d="m438 0c-632 0-431 2305-313 2550 140 290 6958 281 7264 173 285-101 297-2723-168-2723z">
          <text:p text:style-name="P3"/>
        </draw:path>
        <draw:frame draw:style-name="gr21" draw:text-style-name="P2" draw:layer="layout" svg:width="3.326cm" svg:height="0.962cm" svg:x="10.365cm" svg:y="2.509cm">
          <draw:text-box>
            <text:p text:style-name="P2"><text:span text:style-name="T1">Subject 3</text:span></text:p>
          </draw:text-box>
        </draw:frame>
        <draw:rect draw:style-name="gr6" draw:text-style-name="P1" draw:layer="layout" svg:width="1.905cm" svg:height="2.54cm" svg:x="14.659cm" svg:y="1.934cm">
          <text:p text:style-name="P3"/>
        </draw:rect>
        <draw:rect draw:style-name="gr7" draw:text-style-name="P1" draw:layer="layout" svg:width="1.251cm" svg:height="2.001cm" svg:x="15.001cm" svg:y="2.215cm">
          <text:p text:style-name="P3"/>
        </draw:rect>
        <draw:rect draw:style-name="gr8" draw:text-style-name="P1" draw:layer="layout" svg:width="0.635cm" svg:height="1.001cm" svg:x="15.294cm" svg:y="2.943cm">
          <text:p text:style-name="P3"/>
        </draw:rect>
        <draw:rect draw:style-name="gr9" draw:text-style-name="P1" draw:layer="layout" svg:width="0.35cm" svg:height="0.281cm" svg:x="15.442cm" svg:y="3.492cm">
          <text:p text:style-name="P3"/>
        </draw:rect>
        <draw:rect draw:style-name="gr9" draw:text-style-name="P1" draw:layer="layout" svg:width="0.35cm" svg:height="0.281cm" svg:x="15.442cm" svg:y="3.098cm">
          <text:p text:style-name="P3"/>
        </draw:rect>
        <draw:rect draw:style-name="gr24" draw:text-style-name="P1" draw:layer="layout" svg:width="17.145cm" svg:height="3.175cm" svg:x="1.626cm" svg:y="1.566cm">
          <text:p text:style-name="P3"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ff6633" draw:end-color="#e6e64c" draw:start-intensity="100%" draw:end-intensity="100%" draw:angle="150" draw:border="0%"/>
    <draw:gradient draw:name="Gradient_20_11" draw:display-name="Gradient 11" draw:style="linear" draw:start-color="#ff6633" draw:end-color="#ffff66" draw:start-intensity="100%" draw:end-intensity="100%" draw:angle="150" draw:border="0%"/>
    <draw:gradient draw:name="Gradient_20_12" draw:display-name="Gradient 12" draw:style="linear" draw:start-color="#ff0000" draw:end-color="#94006b" draw:start-intensity="100%" draw:end-intensity="100%" draw:angle="150" draw:border="0%"/>
    <draw:gradient draw:name="Gradient_20_13" draw:display-name="Gradient 13" draw:style="linear" draw:start-color="#ffff99" draw:end-color="#ffcc99" draw:start-intensity="100%" draw:end-intensity="100%" draw:angle="150" draw:border="0%"/>
    <draw:gradient draw:name="Gradient_20_14" draw:display-name="Gradient 14" draw:style="linear" draw:start-color="#b3b300" draw:end-color="#ff6633" draw:start-intensity="100%" draw:end-intensity="100%" draw:angle="150" draw:border="0%"/>
    <draw:gradient draw:name="Gradient_20_15" draw:display-name="Gradient 15" draw:style="linear" draw:start-color="#cc6633" draw:end-color="#ffffcc" draw:start-intensity="100%" draw:end-intensity="100%" draw:angle="150" draw:border="0%"/>
    <draw:gradient draw:name="Gradient_20_7" draw:display-name="Gradient 7" draw:style="linear" draw:start-color="#00cccc" draw:end-color="#0099ff" draw:start-intensity="100%" draw:end-intensity="100%" draw:angle="150" draw:border="0%"/>
    <draw:gradient draw:name="Gradient_20_8" draw:display-name="Gradient 8" draw:style="linear" draw:start-color="#0099ff" draw:end-color="#00cccc" draw:start-intensity="100%" draw:end-intensity="100%" draw:angle="150" draw:border="0%"/>
    <draw:gradient draw:name="Gradient_20_9" draw:display-name="Gradient 9" draw:style="linear" draw:start-color="#0099ff" draw:end-color="#00cccc" draw:start-intensity="100%" draw:end-intensity="100%" draw:angle="150" draw:border="0%"/>
    <draw:gradient draw:name="Green_2f_Yellow_20_1" draw:display-name="Green/Yellow 1" draw:style="linear" draw:start-color="#008000" draw:end-color="#ffffcc" draw:start-intensity="100%" draw:end-intensity="100%" draw:angle="150" draw:border="0%"/>
    <draw:gradient draw:name="Green_2f_Yellow_20_3" draw:display-name="Green/Yellow 3" draw:style="linear" draw:start-color="#00c000" draw:end-color="#cccc00" draw:start-intensity="100%" draw:end-intensity="100%" draw:angle="15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Yellow_2f_Green_20_2" draw:display-name="Yellow/Green 2" draw:style="linear" draw:start-color="#e6e64c" draw:end-color="#00a000" draw:start-intensity="100%" draw:end-intensity="100%" draw:angle="150" draw:border="0%"/>
    <draw:gradient draw:name="Yellow_2f_Green_20_4" draw:display-name="Yellow/Green 4" draw:style="linear" draw:start-color="#ffff99" draw:end-color="#00e000" draw:start-intensity="100%" draw:end-intensity="100%" draw:angle="15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19.0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6-29T10:29:10</meta:creation-date>
    <dc:date>2007-06-29T13:54:12</dc:date>
    <dc:language>en-US</dc:language>
    <meta:editing-cycles>5</meta:editing-cycles>
    <meta:editing-duration>PT3H25M3S</meta:editing-duration>
    <meta:user-defined meta:name="Info 1"/>
    <meta:user-defined meta:name="Info 2"/>
    <meta:user-defined meta:name="Info 3"/>
    <meta:user-defined meta:name="Info 4"/>
    <meta:document-statistic meta:object-count="77"/>
  </office:meta>
</office:document-meta>
</file>